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dventures of Huckleberry Finn met au jour les failles d’une nation désunie, scindée de ses origines fondatrices, en proie également à des tensions restées latentes dans l’héritage républicain. Dans le détournement de notions politiques, dans l’irrespect du narrateur pour la grammaire et le dictionnaire, dans la profusion narrative des dialectes, se lit une dissidence simultanément linguistique et politique. Il s’agira donc ici de dégager le discours politique sous-jacent au récit et d’en montrer la force subversiv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1T11:09:56.046000000</dc:date>
    <meta:editing-duration>PT2S</meta:editing-duration>
    <meta:editing-cycles>1</meta:editing-cycles>
    <meta:document-statistic meta:table-count="0" meta:image-count="0" meta:object-count="0" meta:page-count="1" meta:paragraph-count="1" meta:word-count="76" meta:character-count="522" meta:non-whitespace-character-count="446"/>
    <meta:generator>LibreOffice/7.3.7.2$Windows_X86_64 LibreOffice_project/e114eadc50a9ff8d8c8a0567d6da8f454beeb84f</meta:generator>
  </office:meta>
</office:document-meta>
</file>